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4.13mm"/>
    </style:style>
    <style:style style:name="co2" style:family="table-column">
      <style:table-column-properties fo:break-before="auto" style:column-width="121.73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8.04mm"/>
    </style:style>
    <style:style style:name="co6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ext-properties style:font-name="Andale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ood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DEST BASE:</text:p>
          </table:table-cell>
          <table:table-cell office:value-type="string" calcext:value-type="string">
            <text:p>html/moodle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RC BASE:</text:p>
          </table:table-cell>
          <table:table-cell office:value-type="string" calcext:value-type="string">
            <text:p>./mood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INK PATH (paste list here!)</text:p>
          </table:table-cell>
          <table:table-cell table:style-name="ce3" office:value-type="string" calcext:value-type="string">
            <text:p>CLEAN PATH</text:p>
          </table:table-cell>
          <table:table-cell table:style-name="ce3" office:value-type="string" calcext:value-type="string">
            <text:p>BASE PATH</text:p>
          </table:table-cell>
          <table:table-cell table:style-name="ce5" office:value-type="string" calcext:value-type="string">
            <text:p>STEPS</text:p>
          </table:table-cell>
          <table:table-cell table:style-name="ce3" office:value-type="string" calcext:value-type="string">
            <text:p>LINK CREATION COMMAND (from root)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./theme/xtec2</text:p>
          </table:table-cell>
          <table:table-cell table:formula="of:=MID([.A5];2;999)" office:value-type="string" office:string-value="/theme/xtec2" calcext:value-type="string">
            <text:p>/theme/xtec2</text:p>
          </table:table-cell>
          <table:table-cell table:formula="of:=MID([.B5];1;SEARCH(&quot;([^/][/][^/]*)?$&quot;;[.B5])+1)" office:value-type="string" office:string-value="/theme/" calcext:value-type="string">
            <text:p>/theme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5]) &amp; [.$B$1] &amp; [.B5] &amp; &quot; &quot; &amp; [.$B$2] &amp; [.C5]" office:value-type="string" office:string-value="ln -s ../../html/moodle2/theme/xtec2 ./moodle/theme/" calcext:value-type="string">
            <text:p>ln -s ../../html/moodle2/theme/xtec2 ./moodle/them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course/format/vv</text:p>
          </table:table-cell>
          <table:table-cell table:formula="of:=MID([.A6];2;999)" office:value-type="string" office:string-value="/course/format/vv" calcext:value-type="string">
            <text:p>/course/format/vv</text:p>
          </table:table-cell>
          <table:table-cell table:formula="of:=MID([.B6];1;SEARCH(&quot;([^/][/][^/]*)?$&quot;;[.B6])+1)" office:value-type="string" office:string-value="/course/format/" calcext:value-type="string">
            <text:p>/course/format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6]) &amp; [.$B$1] &amp; [.B6] &amp; &quot; &quot; &amp; [.$B$2] &amp; [.C6]" office:value-type="string" office:string-value="ln -s ../../../html/moodle2/course/format/vv ./moodle/course/format/" calcext:value-type="string">
            <text:p>ln -s ../../../html/moodle2/course/format/vv ./moodle/course/format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course/format/simple</text:p>
          </table:table-cell>
          <table:table-cell table:formula="of:=MID([.A7];2;999)" office:value-type="string" office:string-value="/course/format/simple" calcext:value-type="string">
            <text:p>/course/format/simple</text:p>
          </table:table-cell>
          <table:table-cell table:formula="of:=MID([.B7];1;SEARCH(&quot;([^/][/][^/]*)?$&quot;;[.B7])+1)" office:value-type="string" office:string-value="/course/format/" calcext:value-type="string">
            <text:p>/course/format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7]) &amp; [.$B$1] &amp; [.B7] &amp; &quot; &quot; &amp; [.$B$2] &amp; [.C7]" office:value-type="string" office:string-value="ln -s ../../../html/moodle2/course/format/simple ./moodle/course/format/" calcext:value-type="string">
            <text:p>ln -s ../../../html/moodle2/course/format/simple ./moodle/course/format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mod/journal</text:p>
          </table:table-cell>
          <table:table-cell table:formula="of:=MID([.A8];2;999)" office:value-type="string" office:string-value="/mod/journal" calcext:value-type="string">
            <text:p>/mod/journal</text:p>
          </table:table-cell>
          <table:table-cell table:formula="of:=MID([.B8];1;SEARCH(&quot;([^/][/][^/]*)?$&quot;;[.B8])+1)" office:value-type="string" office:string-value="/mod/" calcext:value-type="string">
            <text:p>/mod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8]) &amp; [.$B$1] &amp; [.B8] &amp; &quot; &quot; &amp; [.$B$2] &amp; [.C8]" office:value-type="string" office:string-value="ln -s ../../html/moodle2/mod/journal ./moodle/mod/" calcext:value-type="string">
            <text:p>ln -s ../../html/moodle2/mod/journal ./moodle/mod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mod/qv</text:p>
          </table:table-cell>
          <table:table-cell table:formula="of:=MID([.A9];2;999)" office:value-type="string" office:string-value="/mod/qv" calcext:value-type="string">
            <text:p>/mod/qv</text:p>
          </table:table-cell>
          <table:table-cell table:formula="of:=MID([.B9];1;SEARCH(&quot;([^/][/][^/]*)?$&quot;;[.B9])+1)" office:value-type="string" office:string-value="/mod/" calcext:value-type="string">
            <text:p>/mod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9]) &amp; [.$B$1] &amp; [.B9] &amp; &quot; &quot; &amp; [.$B$2] &amp; [.C9]" office:value-type="string" office:string-value="ln -s ../../html/moodle2/mod/qv ./moodle/mod/" calcext:value-type="string">
            <text:p>ln -s ../../html/moodle2/mod/qv ./moodle/mod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mod/choicegroup</text:p>
          </table:table-cell>
          <table:table-cell table:formula="of:=MID([.A10];2;999)" office:value-type="string" office:string-value="/mod/choicegroup" calcext:value-type="string">
            <text:p>/mod/choicegroup</text:p>
          </table:table-cell>
          <table:table-cell table:formula="of:=MID([.B10];1;SEARCH(&quot;([^/][/][^/]*)?$&quot;;[.B10])+1)" office:value-type="string" office:string-value="/mod/" calcext:value-type="string">
            <text:p>/mod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10]) &amp; [.$B$1] &amp; [.B10] &amp; &quot; &quot; &amp; [.$B$2] &amp; [.C10]" office:value-type="string" office:string-value="ln -s ../../html/moodle2/mod/choicegroup ./moodle/mod/" calcext:value-type="string">
            <text:p>ln -s ../../html/moodle2/mod/choicegroup ./moodle/mod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mod/jclic</text:p>
          </table:table-cell>
          <table:table-cell table:formula="of:=MID([.A11];2;999)" office:value-type="string" office:string-value="/mod/jclic" calcext:value-type="string">
            <text:p>/mod/jclic</text:p>
          </table:table-cell>
          <table:table-cell table:formula="of:=MID([.B11];1;SEARCH(&quot;([^/][/][^/]*)?$&quot;;[.B11])+1)" office:value-type="string" office:string-value="/mod/" calcext:value-type="string">
            <text:p>/mod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11]) &amp; [.$B$1] &amp; [.B11] &amp; &quot; &quot; &amp; [.$B$2] &amp; [.C11]" office:value-type="string" office:string-value="ln -s ../../html/moodle2/mod/jclic ./moodle/mod/" calcext:value-type="string">
            <text:p>ln -s ../../html/moodle2/mod/jclic ./moodle/mod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mod/geogebra</text:p>
          </table:table-cell>
          <table:table-cell table:formula="of:=MID([.A12];2;999)" office:value-type="string" office:string-value="/mod/geogebra" calcext:value-type="string">
            <text:p>/mod/geogebra</text:p>
          </table:table-cell>
          <table:table-cell table:formula="of:=MID([.B12];1;SEARCH(&quot;([^/][/][^/]*)?$&quot;;[.B12])+1)" office:value-type="string" office:string-value="/mod/" calcext:value-type="string">
            <text:p>/mod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12]) &amp; [.$B$1] &amp; [.B12] &amp; &quot; &quot; &amp; [.$B$2] &amp; [.C12]" office:value-type="string" office:string-value="ln -s ../../html/moodle2/mod/geogebra ./moodle/mod/" calcext:value-type="string">
            <text:p>ln -s ../../html/moodle2/mod/geogebra ./moodle/mod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mod/hvp</text:p>
          </table:table-cell>
          <table:table-cell table:formula="of:=MID([.A13];2;999)" office:value-type="string" office:string-value="/mod/hvp" calcext:value-type="string">
            <text:p>/mod/hvp</text:p>
          </table:table-cell>
          <table:table-cell table:formula="of:=MID([.B13];1;SEARCH(&quot;([^/][/][^/]*)?$&quot;;[.B13])+1)" office:value-type="string" office:string-value="/mod/" calcext:value-type="string">
            <text:p>/mod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13]) &amp; [.$B$1] &amp; [.B13] &amp; &quot; &quot; &amp; [.$B$2] &amp; [.C13]" office:value-type="string" office:string-value="ln -s ../../html/moodle2/mod/hvp ./moodle/mod/" calcext:value-type="string">
            <text:p>ln -s ../../html/moodle2/mod/hvp ./moodle/mod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mod/hotpot</text:p>
          </table:table-cell>
          <table:table-cell table:formula="of:=MID([.A14];2;999)" office:value-type="string" office:string-value="/mod/hotpot" calcext:value-type="string">
            <text:p>/mod/hotpot</text:p>
          </table:table-cell>
          <table:table-cell table:formula="of:=MID([.B14];1;SEARCH(&quot;([^/][/][^/]*)?$&quot;;[.B14])+1)" office:value-type="string" office:string-value="/mod/" calcext:value-type="string">
            <text:p>/mod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14]) &amp; [.$B$1] &amp; [.B14] &amp; &quot; &quot; &amp; [.$B$2] &amp; [.C14]" office:value-type="string" office:string-value="ln -s ../../html/moodle2/mod/hotpot ./moodle/mod/" calcext:value-type="string">
            <text:p>ln -s ../../html/moodle2/mod/hotpot ./moodle/mod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mod/questionnaire</text:p>
          </table:table-cell>
          <table:table-cell table:formula="of:=MID([.A15];2;999)" office:value-type="string" office:string-value="/mod/questionnaire" calcext:value-type="string">
            <text:p>/mod/questionnaire</text:p>
          </table:table-cell>
          <table:table-cell table:formula="of:=MID([.B15];1;SEARCH(&quot;([^/][/][^/]*)?$&quot;;[.B15])+1)" office:value-type="string" office:string-value="/mod/" calcext:value-type="string">
            <text:p>/mod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15]) &amp; [.$B$1] &amp; [.B15] &amp; &quot; &quot; &amp; [.$B$2] &amp; [.C15]" office:value-type="string" office:string-value="ln -s ../../html/moodle2/mod/questionnaire ./moodle/mod/" calcext:value-type="string">
            <text:p>ln -s ../../html/moodle2/mod/questionnaire ./moodle/mod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mod/rcontent</text:p>
          </table:table-cell>
          <table:table-cell table:formula="of:=MID([.A16];2;999)" office:value-type="string" office:string-value="/mod/rcontent" calcext:value-type="string">
            <text:p>/mod/rcontent</text:p>
          </table:table-cell>
          <table:table-cell table:formula="of:=MID([.B16];1;SEARCH(&quot;([^/][/][^/]*)?$&quot;;[.B16])+1)" office:value-type="string" office:string-value="/mod/" calcext:value-type="string">
            <text:p>/mod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16]) &amp; [.$B$1] &amp; [.B16] &amp; &quot; &quot; &amp; [.$B$2] &amp; [.C16]" office:value-type="string" office:string-value="ln -s ../../html/moodle2/mod/rcontent ./moodle/mod/" calcext:value-type="string">
            <text:p>ln -s ../../html/moodle2/mod/rcontent ./moodle/mod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langpacks</text:p>
          </table:table-cell>
          <table:table-cell table:formula="of:=MID([.A17];2;999)" office:value-type="string" office:string-value="/langpacks" calcext:value-type="string">
            <text:p>/langpacks</text:p>
          </table:table-cell>
          <table:table-cell table:formula="of:=MID([.B17];1;SEARCH(&quot;([^/][/][^/]*)?$&quot;;[.B17])+1)" office:value-type="string" office:string-value="/langpacks" calcext:value-type="string">
            <text:p>/langpacks</text:p>
          </table:table-cell>
          <table:table-cell office:value-type="float" office:value="1" calcext:value-type="float">
            <text:p>1</text:p>
          </table:table-cell>
          <table:table-cell table:formula="of:=&quot;ln -s &quot; &amp; REPT(&quot;../&quot;;[.D17]) &amp; [.$B$1] &amp; [.B17] &amp; &quot; &quot; &amp; [.$B$2] &amp; [.C17]" office:value-type="string" office:string-value="ln -s ../html/moodle2/langpacks ./moodle/langpacks" calcext:value-type="string">
            <text:p>ln -s ../html/moodle2/langpacks ./moodle/langpac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user/tests/group_non_members_selector_test.php</text:p>
          </table:table-cell>
          <table:table-cell table:formula="of:=MID([.A18];2;999)" office:value-type="string" office:string-value="/user/tests/group_non_members_selector_test.php" calcext:value-type="string">
            <text:p>/user/tests/group_non_members_selector_test.php</text:p>
          </table:table-cell>
          <table:table-cell table:formula="of:=MID([.B18];1;SEARCH(&quot;([^/][/][^/]*)?$&quot;;[.B18])+1)" office:value-type="string" office:string-value="/user/tests/" calcext:value-type="string">
            <text:p>/user/test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18]) &amp; [.$B$1] &amp; [.B18] &amp; &quot; &quot; &amp; [.$B$2] &amp; [.C18]" office:value-type="string" office:string-value="ln -s ../../../html/moodle2/user/tests/group_non_members_selector_test.php ./moodle/user/tests/" calcext:value-type="string">
            <text:p>ln -s ../../../html/moodle2/user/tests/group_non_members_selector_test.php ./moodle/user/test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filter/wiris</text:p>
          </table:table-cell>
          <table:table-cell table:formula="of:=MID([.A19];2;999)" office:value-type="string" office:string-value="/filter/wiris" calcext:value-type="string">
            <text:p>/filter/wiris</text:p>
          </table:table-cell>
          <table:table-cell table:formula="of:=MID([.B19];1;SEARCH(&quot;([^/][/][^/]*)?$&quot;;[.B19])+1)" office:value-type="string" office:string-value="/filter/" calcext:value-type="string">
            <text:p>/filter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19]) &amp; [.$B$1] &amp; [.B19] &amp; &quot; &quot; &amp; [.$B$2] &amp; [.C19]" office:value-type="string" office:string-value="ln -s ../../html/moodle2/filter/wiris ./moodle/filter/" calcext:value-type="string">
            <text:p>ln -s ../../html/moodle2/filter/wiris ./moodle/filter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local/clickedu</text:p>
          </table:table-cell>
          <table:table-cell table:formula="of:=MID([.A20];2;999)" office:value-type="string" office:string-value="/local/clickedu" calcext:value-type="string">
            <text:p>/local/clickedu</text:p>
          </table:table-cell>
          <table:table-cell table:formula="of:=MID([.B20];1;SEARCH(&quot;([^/][/][^/]*)?$&quot;;[.B20])+1)" office:value-type="string" office:string-value="/local/" calcext:value-type="string">
            <text:p>/local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20]) &amp; [.$B$1] &amp; [.B20] &amp; &quot; &quot; &amp; [.$B$2] &amp; [.C20]" office:value-type="string" office:string-value="ln -s ../../html/moodle2/local/clickedu ./moodle/local/" calcext:value-type="string">
            <text:p>ln -s ../../html/moodle2/local/clickedu ./moodle/local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local/mobile</text:p>
          </table:table-cell>
          <table:table-cell table:formula="of:=MID([.A21];2;999)" office:value-type="string" office:string-value="/local/mobile" calcext:value-type="string">
            <text:p>/local/mobile</text:p>
          </table:table-cell>
          <table:table-cell table:formula="of:=MID([.B21];1;SEARCH(&quot;([^/][/][^/]*)?$&quot;;[.B21])+1)" office:value-type="string" office:string-value="/local/" calcext:value-type="string">
            <text:p>/local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21]) &amp; [.$B$1] &amp; [.B21] &amp; &quot; &quot; &amp; [.$B$2] &amp; [.C21]" office:value-type="string" office:string-value="ln -s ../../html/moodle2/local/mobile ./moodle/local/" calcext:value-type="string">
            <text:p>ln -s ../../html/moodle2/local/mobile ./moodle/local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local/bigdata</text:p>
          </table:table-cell>
          <table:table-cell table:formula="of:=MID([.A22];2;999)" office:value-type="string" office:string-value="/local/bigdata" calcext:value-type="string">
            <text:p>/local/bigdata</text:p>
          </table:table-cell>
          <table:table-cell table:formula="of:=MID([.B22];1;SEARCH(&quot;([^/][/][^/]*)?$&quot;;[.B22])+1)" office:value-type="string" office:string-value="/local/" calcext:value-type="string">
            <text:p>/local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22]) &amp; [.$B$1] &amp; [.B22] &amp; &quot; &quot; &amp; [.$B$2] &amp; [.C22]" office:value-type="string" office:string-value="ln -s ../../html/moodle2/local/bigdata ./moodle/local/" calcext:value-type="string">
            <text:p>ln -s ../../html/moodle2/local/bigdata ./moodle/local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local/agora</text:p>
          </table:table-cell>
          <table:table-cell table:formula="of:=MID([.A23];2;999)" office:value-type="string" office:string-value="/local/agora" calcext:value-type="string">
            <text:p>/local/agora</text:p>
          </table:table-cell>
          <table:table-cell table:formula="of:=MID([.B23];1;SEARCH(&quot;([^/][/][^/]*)?$&quot;;[.B23])+1)" office:value-type="string" office:string-value="/local/" calcext:value-type="string">
            <text:p>/local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23]) &amp; [.$B$1] &amp; [.B23] &amp; &quot; &quot; &amp; [.$B$2] &amp; [.C23]" office:value-type="string" office:string-value="ln -s ../../html/moodle2/local/agora ./moodle/local/" calcext:value-type="string">
            <text:p>ln -s ../../html/moodle2/local/agora ./moodle/local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local/alexandriaimporter</text:p>
          </table:table-cell>
          <table:table-cell table:formula="of:=MID([.A24];2;999)" office:value-type="string" office:string-value="/local/alexandriaimporter" calcext:value-type="string">
            <text:p>/local/alexandriaimporter</text:p>
          </table:table-cell>
          <table:table-cell table:formula="of:=MID([.B24];1;SEARCH(&quot;([^/][/][^/]*)?$&quot;;[.B24])+1)" office:value-type="string" office:string-value="/local/" calcext:value-type="string">
            <text:p>/local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24]) &amp; [.$B$1] &amp; [.B24] &amp; &quot; &quot; &amp; [.$B$2] &amp; [.C24]" office:value-type="string" office:string-value="ln -s ../../html/moodle2/local/alexandriaimporter ./moodle/local/" calcext:value-type="string">
            <text:p>ln -s ../../html/moodle2/local/alexandriaimporter ./moodle/local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local/rcommon</text:p>
          </table:table-cell>
          <table:table-cell table:formula="of:=MID([.A25];2;999)" office:value-type="string" office:string-value="/local/rcommon" calcext:value-type="string">
            <text:p>/local/rcommon</text:p>
          </table:table-cell>
          <table:table-cell table:formula="of:=MID([.B25];1;SEARCH(&quot;([^/][/][^/]*)?$&quot;;[.B25])+1)" office:value-type="string" office:string-value="/local/" calcext:value-type="string">
            <text:p>/local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25]) &amp; [.$B$1] &amp; [.B25] &amp; &quot; &quot; &amp; [.$B$2] &amp; [.C25]" office:value-type="string" office:string-value="ln -s ../../html/moodle2/local/rcommon ./moodle/local/" calcext:value-type="string">
            <text:p>ln -s ../../html/moodle2/local/rcommon ./moodle/local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local/defaults.php</text:p>
          </table:table-cell>
          <table:table-cell table:formula="of:=MID([.A26];2;999)" office:value-type="string" office:string-value="/local/defaults.php" calcext:value-type="string">
            <text:p>/local/defaults.php</text:p>
          </table:table-cell>
          <table:table-cell table:formula="of:=MID([.B26];1;SEARCH(&quot;([^/][/][^/]*)?$&quot;;[.B26])+1)" office:value-type="string" office:string-value="/local/" calcext:value-type="string">
            <text:p>/local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26]) &amp; [.$B$1] &amp; [.B26] &amp; &quot; &quot; &amp; [.$B$2] &amp; [.C26]" office:value-type="string" office:string-value="ln -s ../../html/moodle2/local/defaults.php ./moodle/local/" calcext:value-type="string">
            <text:p>ln -s ../../html/moodle2/local/defaults.php ./moodle/local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local/wsvicensvives</text:p>
          </table:table-cell>
          <table:table-cell table:formula="of:=MID([.A27];2;999)" office:value-type="string" office:string-value="/local/wsvicensvives" calcext:value-type="string">
            <text:p>/local/wsvicensvives</text:p>
          </table:table-cell>
          <table:table-cell table:formula="of:=MID([.B27];1;SEARCH(&quot;([^/][/][^/]*)?$&quot;;[.B27])+1)" office:value-type="string" office:string-value="/local/" calcext:value-type="string">
            <text:p>/local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27]) &amp; [.$B$1] &amp; [.B27] &amp; &quot; &quot; &amp; [.$B$2] &amp; [.C27]" office:value-type="string" office:string-value="ln -s ../../html/moodle2/local/wsvicensvives ./moodle/local/" calcext:value-type="string">
            <text:p>ln -s ../../html/moodle2/local/wsvicensvives ./moodle/local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local/oauth</text:p>
          </table:table-cell>
          <table:table-cell table:formula="of:=MID([.A28];2;999)" office:value-type="string" office:string-value="/local/oauth" calcext:value-type="string">
            <text:p>/local/oauth</text:p>
          </table:table-cell>
          <table:table-cell table:formula="of:=MID([.B28];1;SEARCH(&quot;([^/][/][^/]*)?$&quot;;[.B28])+1)" office:value-type="string" office:string-value="/local/" calcext:value-type="string">
            <text:p>/local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28]) &amp; [.$B$1] &amp; [.B28] &amp; &quot; &quot; &amp; [.$B$2] &amp; [.C28]" office:value-type="string" office:string-value="ln -s ../../html/moodle2/local/oauth ./moodle/local/" calcext:value-type="string">
            <text:p>ln -s ../../html/moodle2/local/oauth ./moodle/local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report/coursequotas</text:p>
          </table:table-cell>
          <table:table-cell table:formula="of:=MID([.A29];2;999)" office:value-type="string" office:string-value="/report/coursequotas" calcext:value-type="string">
            <text:p>/report/coursequotas</text:p>
          </table:table-cell>
          <table:table-cell table:formula="of:=MID([.B29];1;SEARCH(&quot;([^/][/][^/]*)?$&quot;;[.B29])+1)" office:value-type="string" office:string-value="/report/" calcext:value-type="string">
            <text:p>/report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29]) &amp; [.$B$1] &amp; [.B29] &amp; &quot; &quot; &amp; [.$B$2] &amp; [.C29]" office:value-type="string" office:string-value="ln -s ../../html/moodle2/report/coursequotas ./moodle/report/" calcext:value-type="string">
            <text:p>ln -s ../../html/moodle2/report/coursequotas ./moodle/report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blocks/licenses_vicensvives</text:p>
          </table:table-cell>
          <table:table-cell table:formula="of:=MID([.A30];2;999)" office:value-type="string" office:string-value="/blocks/licenses_vicensvives" calcext:value-type="string">
            <text:p>/blocks/licenses_vicensvives</text:p>
          </table:table-cell>
          <table:table-cell table:formula="of:=MID([.B30];1;SEARCH(&quot;([^/][/][^/]*)?$&quot;;[.B30])+1)" office:value-type="string" office:string-value="/blocks/" calcext:value-type="string">
            <text:p>/blocks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30]) &amp; [.$B$1] &amp; [.B30] &amp; &quot; &quot; &amp; [.$B$2] &amp; [.C30]" office:value-type="string" office:string-value="ln -s ../../html/moodle2/blocks/licenses_vicensvives ./moodle/blocks/" calcext:value-type="string">
            <text:p>ln -s ../../html/moodle2/blocks/licenses_vicensvives ./moodle/block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blocks/my_books</text:p>
          </table:table-cell>
          <table:table-cell table:formula="of:=MID([.A31];2;999)" office:value-type="string" office:string-value="/blocks/my_books" calcext:value-type="string">
            <text:p>/blocks/my_books</text:p>
          </table:table-cell>
          <table:table-cell table:formula="of:=MID([.B31];1;SEARCH(&quot;([^/][/][^/]*)?$&quot;;[.B31])+1)" office:value-type="string" office:string-value="/blocks/" calcext:value-type="string">
            <text:p>/blocks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31]) &amp; [.$B$1] &amp; [.B31] &amp; &quot; &quot; &amp; [.$B$2] &amp; [.C31]" office:value-type="string" office:string-value="ln -s ../../html/moodle2/blocks/my_books ./moodle/blocks/" calcext:value-type="string">
            <text:p>ln -s ../../html/moodle2/blocks/my_books ./moodle/block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blocks/completion_progress</text:p>
          </table:table-cell>
          <table:table-cell table:formula="of:=MID([.A32];2;999)" office:value-type="string" office:string-value="/blocks/completion_progress" calcext:value-type="string">
            <text:p>/blocks/completion_progress</text:p>
          </table:table-cell>
          <table:table-cell table:formula="of:=MID([.B32];1;SEARCH(&quot;([^/][/][^/]*)?$&quot;;[.B32])+1)" office:value-type="string" office:string-value="/blocks/" calcext:value-type="string">
            <text:p>/blocks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32]) &amp; [.$B$1] &amp; [.B32] &amp; &quot; &quot; &amp; [.$B$2] &amp; [.C32]" office:value-type="string" office:string-value="ln -s ../../html/moodle2/blocks/completion_progress ./moodle/blocks/" calcext:value-type="string">
            <text:p>ln -s ../../html/moodle2/blocks/completion_progress ./moodle/block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blocks/courses_vicensvives</text:p>
          </table:table-cell>
          <table:table-cell table:formula="of:=MID([.A33];2;999)" office:value-type="string" office:string-value="/blocks/courses_vicensvives" calcext:value-type="string">
            <text:p>/blocks/courses_vicensvives</text:p>
          </table:table-cell>
          <table:table-cell table:formula="of:=MID([.B33];1;SEARCH(&quot;([^/][/][^/]*)?$&quot;;[.B33])+1)" office:value-type="string" office:string-value="/blocks/" calcext:value-type="string">
            <text:p>/blocks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33]) &amp; [.$B$1] &amp; [.B33] &amp; &quot; &quot; &amp; [.$B$2] &amp; [.C33]" office:value-type="string" office:string-value="ln -s ../../html/moodle2/blocks/courses_vicensvives ./moodle/blocks/" calcext:value-type="string">
            <text:p>ln -s ../../html/moodle2/blocks/courses_vicensvives ./moodle/block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blocks/rgrade</text:p>
          </table:table-cell>
          <table:table-cell table:formula="of:=MID([.A34];2;999)" office:value-type="string" office:string-value="/blocks/rgrade" calcext:value-type="string">
            <text:p>/blocks/rgrade</text:p>
          </table:table-cell>
          <table:table-cell table:formula="of:=MID([.B34];1;SEARCH(&quot;([^/][/][^/]*)?$&quot;;[.B34])+1)" office:value-type="string" office:string-value="/blocks/" calcext:value-type="string">
            <text:p>/blocks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34]) &amp; [.$B$1] &amp; [.B34] &amp; &quot; &quot; &amp; [.$B$2] &amp; [.C34]" office:value-type="string" office:string-value="ln -s ../../html/moodle2/blocks/rgrade ./moodle/blocks/" calcext:value-type="string">
            <text:p>ln -s ../../html/moodle2/blocks/rgrade ./moodle/block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lib/editor/atto/plugins/wiris</text:p>
          </table:table-cell>
          <table:table-cell table:formula="of:=MID([.A35];2;999)" office:value-type="string" office:string-value="/lib/editor/atto/plugins/wiris" calcext:value-type="string">
            <text:p>/lib/editor/atto/plugins/wiris</text:p>
          </table:table-cell>
          <table:table-cell table:formula="of:=MID([.B35];1;SEARCH(&quot;([^/][/][^/]*)?$&quot;;[.B35])+1)" office:value-type="string" office:string-value="/lib/editor/atto/plugins/" calcext:value-type="string">
            <text:p>/lib/editor/atto/plugins/</text:p>
          </table:table-cell>
          <table:table-cell office:value-type="float" office:value="5" calcext:value-type="float">
            <text:p>5</text:p>
          </table:table-cell>
          <table:table-cell table:formula="of:=&quot;ln -s &quot; &amp; REPT(&quot;../&quot;;[.D35]) &amp; [.$B$1] &amp; [.B35] &amp; &quot; &quot; &amp; [.$B$2] &amp; [.C35]" office:value-type="string" office:string-value="ln -s ../../../../../html/moodle2/lib/editor/atto/plugins/wiris ./moodle/lib/editor/atto/plugins/" calcext:value-type="string">
            <text:p>ln -s ../../../../../html/moodle2/lib/editor/atto/plugins/wiris ./moodle/lib/editor/atto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lib/editor/atto/plugins/fontsize</text:p>
          </table:table-cell>
          <table:table-cell table:formula="of:=MID([.A36];2;999)" office:value-type="string" office:string-value="/lib/editor/atto/plugins/fontsize" calcext:value-type="string">
            <text:p>/lib/editor/atto/plugins/fontsize</text:p>
          </table:table-cell>
          <table:table-cell table:formula="of:=MID([.B36];1;SEARCH(&quot;([^/][/][^/]*)?$&quot;;[.B36])+1)" office:value-type="string" office:string-value="/lib/editor/atto/plugins/" calcext:value-type="string">
            <text:p>/lib/editor/atto/plugins/</text:p>
          </table:table-cell>
          <table:table-cell office:value-type="float" office:value="5" calcext:value-type="float">
            <text:p>5</text:p>
          </table:table-cell>
          <table:table-cell table:formula="of:=&quot;ln -s &quot; &amp; REPT(&quot;../&quot;;[.D36]) &amp; [.$B$1] &amp; [.B36] &amp; &quot; &quot; &amp; [.$B$2] &amp; [.C36]" office:value-type="string" office:string-value="ln -s ../../../../../html/moodle2/lib/editor/atto/plugins/fontsize ./moodle/lib/editor/atto/plugins/" calcext:value-type="string">
            <text:p>ln -s ../../../../../html/moodle2/lib/editor/atto/plugins/fontsize ./moodle/lib/editor/atto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lib/editor/atto/plugins/fontfamily</text:p>
          </table:table-cell>
          <table:table-cell table:formula="of:=MID([.A37];2;999)" office:value-type="string" office:string-value="/lib/editor/atto/plugins/fontfamily" calcext:value-type="string">
            <text:p>/lib/editor/atto/plugins/fontfamily</text:p>
          </table:table-cell>
          <table:table-cell table:formula="of:=MID([.B37];1;SEARCH(&quot;([^/][/][^/]*)?$&quot;;[.B37])+1)" office:value-type="string" office:string-value="/lib/editor/atto/plugins/" calcext:value-type="string">
            <text:p>/lib/editor/atto/plugins/</text:p>
          </table:table-cell>
          <table:table-cell office:value-type="float" office:value="5" calcext:value-type="float">
            <text:p>5</text:p>
          </table:table-cell>
          <table:table-cell table:formula="of:=&quot;ln -s &quot; &amp; REPT(&quot;../&quot;;[.D37]) &amp; [.$B$1] &amp; [.B37] &amp; &quot; &quot; &amp; [.$B$2] &amp; [.C37]" office:value-type="string" office:string-value="ln -s ../../../../../html/moodle2/lib/editor/atto/plugins/fontfamily ./moodle/lib/editor/atto/plugins/" calcext:value-type="string">
            <text:p>ln -s ../../../../../html/moodle2/lib/editor/atto/plugins/fontfamily ./moodle/lib/editor/atto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question/type/essaywiris</text:p>
          </table:table-cell>
          <table:table-cell table:formula="of:=MID([.A38];2;999)" office:value-type="string" office:string-value="/question/type/essaywiris" calcext:value-type="string">
            <text:p>/question/type/essaywiris</text:p>
          </table:table-cell>
          <table:table-cell table:formula="of:=MID([.B38];1;SEARCH(&quot;([^/][/][^/]*)?$&quot;;[.B38])+1)" office:value-type="string" office:string-value="/question/type/" calcext:value-type="string">
            <text:p>/question/type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38]) &amp; [.$B$1] &amp; [.B38] &amp; &quot; &quot; &amp; [.$B$2] &amp; [.C38]" office:value-type="string" office:string-value="ln -s ../../../html/moodle2/question/type/essaywiris ./moodle/question/type/" calcext:value-type="string">
            <text:p>ln -s ../../../html/moodle2/question/type/essaywiris ./moodle/question/typ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question/type/matchwiris</text:p>
          </table:table-cell>
          <table:table-cell table:formula="of:=MID([.A39];2;999)" office:value-type="string" office:string-value="/question/type/matchwiris" calcext:value-type="string">
            <text:p>/question/type/matchwiris</text:p>
          </table:table-cell>
          <table:table-cell table:formula="of:=MID([.B39];1;SEARCH(&quot;([^/][/][^/]*)?$&quot;;[.B39])+1)" office:value-type="string" office:string-value="/question/type/" calcext:value-type="string">
            <text:p>/question/type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39]) &amp; [.$B$1] &amp; [.B39] &amp; &quot; &quot; &amp; [.$B$2] &amp; [.C39]" office:value-type="string" office:string-value="ln -s ../../../html/moodle2/question/type/matchwiris ./moodle/question/type/" calcext:value-type="string">
            <text:p>ln -s ../../../html/moodle2/question/type/matchwiris ./moodle/question/typ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question/type/multichoicewiris</text:p>
          </table:table-cell>
          <table:table-cell table:formula="of:=MID([.A40];2;999)" office:value-type="string" office:string-value="/question/type/multichoicewiris" calcext:value-type="string">
            <text:p>/question/type/multichoicewiris</text:p>
          </table:table-cell>
          <table:table-cell table:formula="of:=MID([.B40];1;SEARCH(&quot;([^/][/][^/]*)?$&quot;;[.B40])+1)" office:value-type="string" office:string-value="/question/type/" calcext:value-type="string">
            <text:p>/question/type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0]) &amp; [.$B$1] &amp; [.B40] &amp; &quot; &quot; &amp; [.$B$2] &amp; [.C40]" office:value-type="string" office:string-value="ln -s ../../../html/moodle2/question/type/multichoicewiris ./moodle/question/type/" calcext:value-type="string">
            <text:p>ln -s ../../../html/moodle2/question/type/multichoicewiris ./moodle/question/typ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question/type/truefalsewiris</text:p>
          </table:table-cell>
          <table:table-cell table:formula="of:=MID([.A41];2;999)" office:value-type="string" office:string-value="/question/type/truefalsewiris" calcext:value-type="string">
            <text:p>/question/type/truefalsewiris</text:p>
          </table:table-cell>
          <table:table-cell table:formula="of:=MID([.B41];1;SEARCH(&quot;([^/][/][^/]*)?$&quot;;[.B41])+1)" office:value-type="string" office:string-value="/question/type/" calcext:value-type="string">
            <text:p>/question/type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1]) &amp; [.$B$1] &amp; [.B41] &amp; &quot; &quot; &amp; [.$B$2] &amp; [.C41]" office:value-type="string" office:string-value="ln -s ../../../html/moodle2/question/type/truefalsewiris ./moodle/question/type/" calcext:value-type="string">
            <text:p>ln -s ../../../html/moodle2/question/type/truefalsewiris ./moodle/question/typ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question/type/multianswerwiris</text:p>
          </table:table-cell>
          <table:table-cell table:formula="of:=MID([.A42];2;999)" office:value-type="string" office:string-value="/question/type/multianswerwiris" calcext:value-type="string">
            <text:p>/question/type/multianswerwiris</text:p>
          </table:table-cell>
          <table:table-cell table:formula="of:=MID([.B42];1;SEARCH(&quot;([^/][/][^/]*)?$&quot;;[.B42])+1)" office:value-type="string" office:string-value="/question/type/" calcext:value-type="string">
            <text:p>/question/type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2]) &amp; [.$B$1] &amp; [.B42] &amp; &quot; &quot; &amp; [.$B$2] &amp; [.C42]" office:value-type="string" office:string-value="ln -s ../../../html/moodle2/question/type/multianswerwiris ./moodle/question/type/" calcext:value-type="string">
            <text:p>ln -s ../../../html/moodle2/question/type/multianswerwiris ./moodle/question/typ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question/type/ordering</text:p>
          </table:table-cell>
          <table:table-cell table:formula="of:=MID([.A43];2;999)" office:value-type="string" office:string-value="/question/type/ordering" calcext:value-type="string">
            <text:p>/question/type/ordering</text:p>
          </table:table-cell>
          <table:table-cell table:formula="of:=MID([.B43];1;SEARCH(&quot;([^/][/][^/]*)?$&quot;;[.B43])+1)" office:value-type="string" office:string-value="/question/type/" calcext:value-type="string">
            <text:p>/question/type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3]) &amp; [.$B$1] &amp; [.B43] &amp; &quot; &quot; &amp; [.$B$2] &amp; [.C43]" office:value-type="string" office:string-value="ln -s ../../../html/moodle2/question/type/ordering ./moodle/question/type/" calcext:value-type="string">
            <text:p>ln -s ../../../html/moodle2/question/type/ordering ./moodle/question/typ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question/type/shortanswerwiris</text:p>
          </table:table-cell>
          <table:table-cell table:formula="of:=MID([.A44];2;999)" office:value-type="string" office:string-value="/question/type/shortanswerwiris" calcext:value-type="string">
            <text:p>/question/type/shortanswerwiris</text:p>
          </table:table-cell>
          <table:table-cell table:formula="of:=MID([.B44];1;SEARCH(&quot;([^/][/][^/]*)?$&quot;;[.B44])+1)" office:value-type="string" office:string-value="/question/type/" calcext:value-type="string">
            <text:p>/question/type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4]) &amp; [.$B$1] &amp; [.B44] &amp; &quot; &quot; &amp; [.$B$2] &amp; [.C44]" office:value-type="string" office:string-value="ln -s ../../../html/moodle2/question/type/shortanswerwiris ./moodle/question/type/" calcext:value-type="string">
            <text:p>ln -s ../../../html/moodle2/question/type/shortanswerwiris ./moodle/question/typ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question/type/wq</text:p>
          </table:table-cell>
          <table:table-cell table:formula="of:=MID([.A45];2;999)" office:value-type="string" office:string-value="/question/type/wq" calcext:value-type="string">
            <text:p>/question/type/wq</text:p>
          </table:table-cell>
          <table:table-cell table:formula="of:=MID([.B45];1;SEARCH(&quot;([^/][/][^/]*)?$&quot;;[.B45])+1)" office:value-type="string" office:string-value="/question/type/" calcext:value-type="string">
            <text:p>/question/type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5]) &amp; [.$B$1] &amp; [.B45] &amp; &quot; &quot; &amp; [.$B$2] &amp; [.C45]" office:value-type="string" office:string-value="ln -s ../../../html/moodle2/question/type/wq ./moodle/question/type/" calcext:value-type="string">
            <text:p>ln -s ../../../html/moodle2/question/type/wq ./moodle/question/typ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question/format/hotpot</text:p>
          </table:table-cell>
          <table:table-cell table:formula="of:=MID([.A46];2;999)" office:value-type="string" office:string-value="/question/format/hotpot" calcext:value-type="string">
            <text:p>/question/format/hotpot</text:p>
          </table:table-cell>
          <table:table-cell table:formula="of:=MID([.B46];1;SEARCH(&quot;([^/][/][^/]*)?$&quot;;[.B46])+1)" office:value-type="string" office:string-value="/question/format/" calcext:value-type="string">
            <text:p>/question/format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6]) &amp; [.$B$1] &amp; [.B46] &amp; &quot; &quot; &amp; [.$B$2] &amp; [.C46]" office:value-type="string" office:string-value="ln -s ../../../html/moodle2/question/format/hotpot ./moodle/question/format/" calcext:value-type="string">
            <text:p>ln -s ../../../html/moodle2/question/format/hotpot ./moodle/question/format/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dpress" table:style-name="ta1">
        <table:table-column table:style-name="co1" table:default-cell-style-name="ce2"/>
        <table:table-column table:style-name="co2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DEST BASE:</text:p>
          </table:table-cell>
          <table:table-cell office:value-type="string" calcext:value-type="string">
            <text:p>html/wordpre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RC BASE:</text:p>
          </table:table-cell>
          <table:table-cell office:value-type="string" calcext:value-type="string">
            <text:p>./nod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INK PATH (paste list here!)</text:p>
          </table:table-cell>
          <table:table-cell table:style-name="ce3" office:value-type="string" calcext:value-type="string">
            <text:p>CLEAN PATH</text:p>
          </table:table-cell>
          <table:table-cell table:style-name="ce3" office:value-type="string" calcext:value-type="string">
            <text:p>BASE PATH</text:p>
          </table:table-cell>
          <table:table-cell table:style-name="ce5" office:value-type="string" calcext:value-type="string">
            <text:p>STEPS</text:p>
          </table:table-cell>
          <table:table-cell table:style-name="ce3" office:value-type="string" calcext:value-type="string">
            <text:p>LINK CREATION COMMAND (from root)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./wp-content/plugins/buddypress-activity-plus</text:p>
          </table:table-cell>
          <table:table-cell table:formula="of:=MID([.A5];2;999)" office:value-type="string" office:string-value="/wp-content/plugins/buddypress-activity-plus" calcext:value-type="string">
            <text:p>/wp-content/plugins/buddypress-activity-plus</text:p>
          </table:table-cell>
          <table:table-cell table:formula="of:=MID([.B5];1;SEARCH(&quot;([^/][/][^/]*)?$&quot;;[.B5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5]) &amp; [.$B$1] &amp; [.B5] &amp; &quot; &quot; &amp; [.$B$2] &amp; [.C5]" office:value-type="string" office:string-value="ln -s ../../../html/wordpress/wp-content/plugins/buddypress-activity-plus ./nodes/wp-content/plugins/" calcext:value-type="string">
            <text:p>ln -s ../../../html/wordpress/wp-content/plugins/buddypress-activity-plus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slideshow-jquery-image-gallery</text:p>
          </table:table-cell>
          <table:table-cell table:formula="of:=MID([.A6];2;999)" office:value-type="string" office:string-value="/wp-content/plugins/slideshow-jquery-image-gallery" calcext:value-type="string">
            <text:p>/wp-content/plugins/slideshow-jquery-image-gallery</text:p>
          </table:table-cell>
          <table:table-cell table:formula="of:=MID([.B6];1;SEARCH(&quot;([^/][/][^/]*)?$&quot;;[.B6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6]) &amp; [.$B$1] &amp; [.B6] &amp; &quot; &quot; &amp; [.$B$2] &amp; [.C6]" office:value-type="string" office:string-value="ln -s ../../../html/wordpress/wp-content/plugins/slideshow-jquery-image-gallery ./nodes/wp-content/plugins/" calcext:value-type="string">
            <text:p>ln -s ../../../html/wordpress/wp-content/plugins/slideshow-jquery-image-gallery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blogger-importer</text:p>
          </table:table-cell>
          <table:table-cell table:formula="of:=MID([.A7];2;999)" office:value-type="string" office:string-value="/wp-content/plugins/blogger-importer" calcext:value-type="string">
            <text:p>/wp-content/plugins/blogger-importer</text:p>
          </table:table-cell>
          <table:table-cell table:formula="of:=MID([.B7];1;SEARCH(&quot;([^/][/][^/]*)?$&quot;;[.B7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7]) &amp; [.$B$1] &amp; [.B7] &amp; &quot; &quot; &amp; [.$B$2] &amp; [.C7]" office:value-type="string" office:string-value="ln -s ../../../html/wordpress/wp-content/plugins/blogger-importer ./nodes/wp-content/plugins/" calcext:value-type="string">
            <text:p>ln -s ../../../html/wordpress/wp-content/plugins/blogger-importer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buddypress-like</text:p>
          </table:table-cell>
          <table:table-cell table:formula="of:=MID([.A8];2;999)" office:value-type="string" office:string-value="/wp-content/plugins/buddypress-like" calcext:value-type="string">
            <text:p>/wp-content/plugins/buddypress-like</text:p>
          </table:table-cell>
          <table:table-cell table:formula="of:=MID([.B8];1;SEARCH(&quot;([^/][/][^/]*)?$&quot;;[.B8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8]) &amp; [.$B$1] &amp; [.B8] &amp; &quot; &quot; &amp; [.$B$2] &amp; [.C8]" office:value-type="string" office:string-value="ln -s ../../../html/wordpress/wp-content/plugins/buddypress-like ./nodes/wp-content/plugins/" calcext:value-type="string">
            <text:p>ln -s ../../../html/wordpress/wp-content/plugins/buddypress-like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table-of-contents-plus</text:p>
          </table:table-cell>
          <table:table-cell table:formula="of:=MID([.A9];2;999)" office:value-type="string" office:string-value="/wp-content/plugins/table-of-contents-plus" calcext:value-type="string">
            <text:p>/wp-content/plugins/table-of-contents-plus</text:p>
          </table:table-cell>
          <table:table-cell table:formula="of:=MID([.B9];1;SEARCH(&quot;([^/][/][^/]*)?$&quot;;[.B9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9]) &amp; [.$B$1] &amp; [.B9] &amp; &quot; &quot; &amp; [.$B$2] &amp; [.C9]" office:value-type="string" office:string-value="ln -s ../../../html/wordpress/wp-content/plugins/table-of-contents-plus ./nodes/wp-content/plugins/" calcext:value-type="string">
            <text:p>ln -s ../../../html/wordpress/wp-content/plugins/table-of-contents-plus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xtec-booking</text:p>
          </table:table-cell>
          <table:table-cell table:formula="of:=MID([.A10];2;999)" office:value-type="string" office:string-value="/wp-content/plugins/xtec-booking" calcext:value-type="string">
            <text:p>/wp-content/plugins/xtec-booking</text:p>
          </table:table-cell>
          <table:table-cell table:formula="of:=MID([.B10];1;SEARCH(&quot;([^/][/][^/]*)?$&quot;;[.B10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10]) &amp; [.$B$1] &amp; [.B10] &amp; &quot; &quot; &amp; [.$B$2] &amp; [.C10]" office:value-type="string" office:string-value="ln -s ../../../html/wordpress/wp-content/plugins/xtec-booking ./nodes/wp-content/plugins/" calcext:value-type="string">
            <text:p>ln -s ../../../html/wordpress/wp-content/plugins/xtec-booking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wp-recaptcha</text:p>
          </table:table-cell>
          <table:table-cell table:formula="of:=MID([.A11];2;999)" office:value-type="string" office:string-value="/wp-content/plugins/wp-recaptcha" calcext:value-type="string">
            <text:p>/wp-content/plugins/wp-recaptcha</text:p>
          </table:table-cell>
          <table:table-cell table:formula="of:=MID([.B11];1;SEARCH(&quot;([^/][/][^/]*)?$&quot;;[.B11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11]) &amp; [.$B$1] &amp; [.B11] &amp; &quot; &quot; &amp; [.$B$2] &amp; [.C11]" office:value-type="string" office:string-value="ln -s ../../../html/wordpress/wp-content/plugins/wp-recaptcha ./nodes/wp-content/plugins/" calcext:value-type="string">
            <text:p>ln -s ../../../html/wordpress/wp-content/plugins/wp-recaptcha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buddypress</text:p>
          </table:table-cell>
          <table:table-cell table:formula="of:=MID([.A12];2;999)" office:value-type="string" office:string-value="/wp-content/plugins/buddypress" calcext:value-type="string">
            <text:p>/wp-content/plugins/buddypress</text:p>
          </table:table-cell>
          <table:table-cell table:formula="of:=MID([.B12];1;SEARCH(&quot;([^/][/][^/]*)?$&quot;;[.B12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12]) &amp; [.$B$1] &amp; [.B12] &amp; &quot; &quot; &amp; [.$B$2] &amp; [.C12]" office:value-type="string" office:string-value="ln -s ../../../html/wordpress/wp-content/plugins/buddypress ./nodes/wp-content/plugins/" calcext:value-type="string">
            <text:p>ln -s ../../../html/wordpress/wp-content/plugins/buddypress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socialmedia</text:p>
          </table:table-cell>
          <table:table-cell table:formula="of:=MID([.A13];2;999)" office:value-type="string" office:string-value="/wp-content/plugins/socialmedia" calcext:value-type="string">
            <text:p>/wp-content/plugins/socialmedia</text:p>
          </table:table-cell>
          <table:table-cell table:formula="of:=MID([.B13];1;SEARCH(&quot;([^/][/][^/]*)?$&quot;;[.B13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13]) &amp; [.$B$1] &amp; [.B13] &amp; &quot; &quot; &amp; [.$B$2] &amp; [.C13]" office:value-type="string" office:string-value="ln -s ../../../html/wordpress/wp-content/plugins/socialmedia ./nodes/wp-content/plugins/" calcext:value-type="string">
            <text:p>ln -s ../../../html/wordpress/wp-content/plugins/socialmedia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h5p</text:p>
          </table:table-cell>
          <table:table-cell table:formula="of:=MID([.A14];2;999)" office:value-type="string" office:string-value="/wp-content/plugins/h5p" calcext:value-type="string">
            <text:p>/wp-content/plugins/h5p</text:p>
          </table:table-cell>
          <table:table-cell table:formula="of:=MID([.B14];1;SEARCH(&quot;([^/][/][^/]*)?$&quot;;[.B14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14]) &amp; [.$B$1] &amp; [.B14] &amp; &quot; &quot; &amp; [.$B$2] &amp; [.C14]" office:value-type="string" office:string-value="ln -s ../../../html/wordpress/wp-content/plugins/h5p ./nodes/wp-content/plugins/" calcext:value-type="string">
            <text:p>ln -s ../../../html/wordpress/wp-content/plugins/h5p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tabs-responsive</text:p>
          </table:table-cell>
          <table:table-cell table:formula="of:=MID([.A15];2;999)" office:value-type="string" office:string-value="/wp-content/plugins/tabs-responsive" calcext:value-type="string">
            <text:p>/wp-content/plugins/tabs-responsive</text:p>
          </table:table-cell>
          <table:table-cell table:formula="of:=MID([.B15];1;SEARCH(&quot;([^/][/][^/]*)?$&quot;;[.B15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15]) &amp; [.$B$1] &amp; [.B15] &amp; &quot; &quot; &amp; [.$B$2] &amp; [.C15]" office:value-type="string" office:string-value="ln -s ../../../html/wordpress/wp-content/plugins/tabs-responsive ./nodes/wp-content/plugins/" calcext:value-type="string">
            <text:p>ln -s ../../../html/wordpress/wp-content/plugins/tabs-responsive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enllacos-educatius</text:p>
          </table:table-cell>
          <table:table-cell table:formula="of:=MID([.A16];2;999)" office:value-type="string" office:string-value="/wp-content/plugins/enllacos-educatius" calcext:value-type="string">
            <text:p>/wp-content/plugins/enllacos-educatius</text:p>
          </table:table-cell>
          <table:table-cell table:formula="of:=MID([.B16];1;SEARCH(&quot;([^/][/][^/]*)?$&quot;;[.B16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16]) &amp; [.$B$1] &amp; [.B16] &amp; &quot; &quot; &amp; [.$B$2] &amp; [.C16]" office:value-type="string" office:string-value="ln -s ../../../html/wordpress/wp-content/plugins/enllacos-educatius ./nodes/wp-content/plugins/" calcext:value-type="string">
            <text:p>ln -s ../../../html/wordpress/wp-content/plugins/enllacos-educatius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bbpress</text:p>
          </table:table-cell>
          <table:table-cell table:formula="of:=MID([.A17];2;999)" office:value-type="string" office:string-value="/wp-content/plugins/bbpress" calcext:value-type="string">
            <text:p>/wp-content/plugins/bbpress</text:p>
          </table:table-cell>
          <table:table-cell table:formula="of:=MID([.B17];1;SEARCH(&quot;([^/][/][^/]*)?$&quot;;[.B17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17]) &amp; [.$B$1] &amp; [.B17] &amp; &quot; &quot; &amp; [.$B$2] &amp; [.C17]" office:value-type="string" office:string-value="ln -s ../../../html/wordpress/wp-content/plugins/bbpress ./nodes/wp-content/plugins/" calcext:value-type="string">
            <text:p>ln -s ../../../html/wordpress/wp-content/plugins/bbpress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bbpress-enable-tinymce-visual-tab</text:p>
          </table:table-cell>
          <table:table-cell table:formula="of:=MID([.A18];2;999)" office:value-type="string" office:string-value="/wp-content/plugins/bbpress-enable-tinymce-visual-tab" calcext:value-type="string">
            <text:p>/wp-content/plugins/bbpress-enable-tinymce-visual-tab</text:p>
          </table:table-cell>
          <table:table-cell table:formula="of:=MID([.B18];1;SEARCH(&quot;([^/][/][^/]*)?$&quot;;[.B18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18]) &amp; [.$B$1] &amp; [.B18] &amp; &quot; &quot; &amp; [.$B$2] &amp; [.C18]" office:value-type="string" office:string-value="ln -s ../../../html/wordpress/wp-content/plugins/bbpress-enable-tinymce-visual-tab ./nodes/wp-content/plugins/" calcext:value-type="string">
            <text:p>ln -s ../../../html/wordpress/wp-content/plugins/bbpress-enable-tinymce-visual-tab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polylang</text:p>
          </table:table-cell>
          <table:table-cell table:formula="of:=MID([.A19];2;999)" office:value-type="string" office:string-value="/wp-content/plugins/polylang" calcext:value-type="string">
            <text:p>/wp-content/plugins/polylang</text:p>
          </table:table-cell>
          <table:table-cell table:formula="of:=MID([.B19];1;SEARCH(&quot;([^/][/][^/]*)?$&quot;;[.B19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19]) &amp; [.$B$1] &amp; [.B19] &amp; &quot; &quot; &amp; [.$B$2] &amp; [.C19]" office:value-type="string" office:string-value="ln -s ../../../html/wordpress/wp-content/plugins/polylang ./nodes/wp-content/plugins/" calcext:value-type="string">
            <text:p>ln -s ../../../html/wordpress/wp-content/plugins/polylang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slideshare</text:p>
          </table:table-cell>
          <table:table-cell table:formula="of:=MID([.A20];2;999)" office:value-type="string" office:string-value="/wp-content/plugins/slideshare" calcext:value-type="string">
            <text:p>/wp-content/plugins/slideshare</text:p>
          </table:table-cell>
          <table:table-cell table:formula="of:=MID([.B20];1;SEARCH(&quot;([^/][/][^/]*)?$&quot;;[.B20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20]) &amp; [.$B$1] &amp; [.B20] &amp; &quot; &quot; &amp; [.$B$2] &amp; [.C20]" office:value-type="string" office:string-value="ln -s ../../../html/wordpress/wp-content/plugins/slideshare ./nodes/wp-content/plugins/" calcext:value-type="string">
            <text:p>ln -s ../../../html/wordpress/wp-content/plugins/slideshare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pods</text:p>
          </table:table-cell>
          <table:table-cell table:formula="of:=MID([.A21];2;999)" office:value-type="string" office:string-value="/wp-content/plugins/pods" calcext:value-type="string">
            <text:p>/wp-content/plugins/pods</text:p>
          </table:table-cell>
          <table:table-cell table:formula="of:=MID([.B21];1;SEARCH(&quot;([^/][/][^/]*)?$&quot;;[.B21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21]) &amp; [.$B$1] &amp; [.B21] &amp; &quot; &quot; &amp; [.$B$2] &amp; [.C21]" office:value-type="string" office:string-value="ln -s ../../../html/wordpress/wp-content/plugins/pods ./nodes/wp-content/plugins/" calcext:value-type="string">
            <text:p>ln -s ../../../html/wordpress/wp-content/plugins/pods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google-calendar-events</text:p>
          </table:table-cell>
          <table:table-cell table:formula="of:=MID([.A22];2;999)" office:value-type="string" office:string-value="/wp-content/plugins/google-calendar-events" calcext:value-type="string">
            <text:p>/wp-content/plugins/google-calendar-events</text:p>
          </table:table-cell>
          <table:table-cell table:formula="of:=MID([.B22];1;SEARCH(&quot;([^/][/][^/]*)?$&quot;;[.B22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22]) &amp; [.$B$1] &amp; [.B22] &amp; &quot; &quot; &amp; [.$B$2] &amp; [.C22]" office:value-type="string" office:string-value="ln -s ../../../html/wordpress/wp-content/plugins/google-calendar-events ./nodes/wp-content/plugins/" calcext:value-type="string">
            <text:p>ln -s ../../../html/wordpress/wp-content/plugins/google-calendar-events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email-subscribers</text:p>
          </table:table-cell>
          <table:table-cell table:formula="of:=MID([.A23];2;999)" office:value-type="string" office:string-value="/wp-content/plugins/email-subscribers" calcext:value-type="string">
            <text:p>/wp-content/plugins/email-subscribers</text:p>
          </table:table-cell>
          <table:table-cell table:formula="of:=MID([.B23];1;SEARCH(&quot;([^/][/][^/]*)?$&quot;;[.B23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23]) &amp; [.$B$1] &amp; [.B23] &amp; &quot; &quot; &amp; [.$B$2] &amp; [.C23]" office:value-type="string" office:string-value="ln -s ../../../html/wordpress/wp-content/plugins/email-subscribers ./nodes/wp-content/plugins/" calcext:value-type="string">
            <text:p>ln -s ../../../html/wordpress/wp-content/plugins/email-subscribers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tinymce-advanced</text:p>
          </table:table-cell>
          <table:table-cell table:formula="of:=MID([.A24];2;999)" office:value-type="string" office:string-value="/wp-content/plugins/tinymce-advanced" calcext:value-type="string">
            <text:p>/wp-content/plugins/tinymce-advanced</text:p>
          </table:table-cell>
          <table:table-cell table:formula="of:=MID([.B24];1;SEARCH(&quot;([^/][/][^/]*)?$&quot;;[.B24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24]) &amp; [.$B$1] &amp; [.B24] &amp; &quot; &quot; &amp; [.$B$2] &amp; [.C24]" office:value-type="string" office:string-value="ln -s ../../../html/wordpress/wp-content/plugins/tinymce-advanced ./nodes/wp-content/plugins/" calcext:value-type="string">
            <text:p>ln -s ../../../html/wordpress/wp-content/plugins/tinymce-advanced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wordpress-telegram</text:p>
          </table:table-cell>
          <table:table-cell table:formula="of:=MID([.A25];2;999)" office:value-type="string" office:string-value="/wp-content/plugins/wordpress-telegram" calcext:value-type="string">
            <text:p>/wp-content/plugins/wordpress-telegram</text:p>
          </table:table-cell>
          <table:table-cell table:formula="of:=MID([.B25];1;SEARCH(&quot;([^/][/][^/]*)?$&quot;;[.B25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25]) &amp; [.$B$1] &amp; [.B25] &amp; &quot; &quot; &amp; [.$B$2] &amp; [.C25]" office:value-type="string" office:string-value="ln -s ../../../html/wordpress/wp-content/plugins/wordpress-telegram ./nodes/wp-content/plugins/" calcext:value-type="string">
            <text:p>ln -s ../../../html/wordpress/wp-content/plugins/wordpress-telegram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xtec-mail</text:p>
          </table:table-cell>
          <table:table-cell table:formula="of:=MID([.A26];2;999)" office:value-type="string" office:string-value="/wp-content/plugins/xtec-mail" calcext:value-type="string">
            <text:p>/wp-content/plugins/xtec-mail</text:p>
          </table:table-cell>
          <table:table-cell table:formula="of:=MID([.B26];1;SEARCH(&quot;([^/][/][^/]*)?$&quot;;[.B26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26]) &amp; [.$B$1] &amp; [.B26] &amp; &quot; &quot; &amp; [.$B$2] &amp; [.C26]" office:value-type="string" office:string-value="ln -s ../../../html/wordpress/wp-content/plugins/xtec-mail ./nodes/wp-content/plugins/" calcext:value-type="string">
            <text:p>ln -s ../../../html/wordpress/wp-content/plugins/xtec-mail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invite-anyone</text:p>
          </table:table-cell>
          <table:table-cell table:formula="of:=MID([.A27];2;999)" office:value-type="string" office:string-value="/wp-content/plugins/invite-anyone" calcext:value-type="string">
            <text:p>/wp-content/plugins/invite-anyone</text:p>
          </table:table-cell>
          <table:table-cell table:formula="of:=MID([.B27];1;SEARCH(&quot;([^/][/][^/]*)?$&quot;;[.B27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27]) &amp; [.$B$1] &amp; [.B27] &amp; &quot; &quot; &amp; [.$B$2] &amp; [.C27]" office:value-type="string" office:string-value="ln -s ../../../html/wordpress/wp-content/plugins/invite-anyone ./nodes/wp-content/plugins/" calcext:value-type="string">
            <text:p>ln -s ../../../html/wordpress/wp-content/plugins/invite-anyone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wordpress-php-info</text:p>
          </table:table-cell>
          <table:table-cell table:formula="of:=MID([.A28];2;999)" office:value-type="string" office:string-value="/wp-content/plugins/wordpress-php-info" calcext:value-type="string">
            <text:p>/wp-content/plugins/wordpress-php-info</text:p>
          </table:table-cell>
          <table:table-cell table:formula="of:=MID([.B28];1;SEARCH(&quot;([^/][/][^/]*)?$&quot;;[.B28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28]) &amp; [.$B$1] &amp; [.B28] &amp; &quot; &quot; &amp; [.$B$2] &amp; [.C28]" office:value-type="string" office:string-value="ln -s ../../../html/wordpress/wp-content/plugins/wordpress-php-info ./nodes/wp-content/plugins/" calcext:value-type="string">
            <text:p>ln -s ../../../html/wordpress/wp-content/plugins/wordpress-php-info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disable-gutenberg</text:p>
          </table:table-cell>
          <table:table-cell table:formula="of:=MID([.A29];2;999)" office:value-type="string" office:string-value="/wp-content/plugins/disable-gutenberg" calcext:value-type="string">
            <text:p>/wp-content/plugins/disable-gutenberg</text:p>
          </table:table-cell>
          <table:table-cell table:formula="of:=MID([.B29];1;SEARCH(&quot;([^/][/][^/]*)?$&quot;;[.B29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29]) &amp; [.$B$1] &amp; [.B29] &amp; &quot; &quot; &amp; [.$B$2] &amp; [.C29]" office:value-type="string" office:string-value="ln -s ../../../html/wordpress/wp-content/plugins/disable-gutenberg ./nodes/wp-content/plugins/" calcext:value-type="string">
            <text:p>ln -s ../../../html/wordpress/wp-content/plugins/disable-gutenberg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wordpress-social-login</text:p>
          </table:table-cell>
          <table:table-cell table:formula="of:=MID([.A30];2;999)" office:value-type="string" office:string-value="/wp-content/plugins/wordpress-social-login" calcext:value-type="string">
            <text:p>/wp-content/plugins/wordpress-social-login</text:p>
          </table:table-cell>
          <table:table-cell table:formula="of:=MID([.B30];1;SEARCH(&quot;([^/][/][^/]*)?$&quot;;[.B30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30]) &amp; [.$B$1] &amp; [.B30] &amp; &quot; &quot; &amp; [.$B$2] &amp; [.C30]" office:value-type="string" office:string-value="ln -s ../../../html/wordpress/wp-content/plugins/wordpress-social-login ./nodes/wp-content/plugins/" calcext:value-type="string">
            <text:p>ln -s ../../../html/wordpress/wp-content/plugins/wordpress-social-login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add-to-any</text:p>
          </table:table-cell>
          <table:table-cell table:formula="of:=MID([.A31];2;999)" office:value-type="string" office:string-value="/wp-content/plugins/add-to-any" calcext:value-type="string">
            <text:p>/wp-content/plugins/add-to-any</text:p>
          </table:table-cell>
          <table:table-cell table:formula="of:=MID([.B31];1;SEARCH(&quot;([^/][/][^/]*)?$&quot;;[.B31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31]) &amp; [.$B$1] &amp; [.B31] &amp; &quot; &quot; &amp; [.$B$2] &amp; [.C31]" office:value-type="string" office:string-value="ln -s ../../../html/wordpress/wp-content/plugins/add-to-any ./nodes/wp-content/plugins/" calcext:value-type="string">
            <text:p>ln -s ../../../html/wordpress/wp-content/plugins/add-to-any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google-analyticator</text:p>
          </table:table-cell>
          <table:table-cell table:formula="of:=MID([.A32];2;999)" office:value-type="string" office:string-value="/wp-content/plugins/google-analyticator" calcext:value-type="string">
            <text:p>/wp-content/plugins/google-analyticator</text:p>
          </table:table-cell>
          <table:table-cell table:formula="of:=MID([.B32];1;SEARCH(&quot;([^/][/][^/]*)?$&quot;;[.B32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32]) &amp; [.$B$1] &amp; [.B32] &amp; &quot; &quot; &amp; [.$B$2] &amp; [.C32]" office:value-type="string" office:string-value="ln -s ../../../html/wordpress/wp-content/plugins/google-analyticator ./nodes/wp-content/plugins/" calcext:value-type="string">
            <text:p>ln -s ../../../html/wordpress/wp-content/plugins/google-analyticator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author-category</text:p>
          </table:table-cell>
          <table:table-cell table:formula="of:=MID([.A33];2;999)" office:value-type="string" office:string-value="/wp-content/plugins/author-category" calcext:value-type="string">
            <text:p>/wp-content/plugins/author-category</text:p>
          </table:table-cell>
          <table:table-cell table:formula="of:=MID([.B33];1;SEARCH(&quot;([^/][/][^/]*)?$&quot;;[.B33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33]) &amp; [.$B$1] &amp; [.B33] &amp; &quot; &quot; &amp; [.$B$2] &amp; [.C33]" office:value-type="string" office:string-value="ln -s ../../../html/wordpress/wp-content/plugins/author-category ./nodes/wp-content/plugins/" calcext:value-type="string">
            <text:p>ln -s ../../../html/wordpress/wp-content/plugins/author-category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private-bp-pages</text:p>
          </table:table-cell>
          <table:table-cell table:formula="of:=MID([.A34];2;999)" office:value-type="string" office:string-value="/wp-content/plugins/private-bp-pages" calcext:value-type="string">
            <text:p>/wp-content/plugins/private-bp-pages</text:p>
          </table:table-cell>
          <table:table-cell table:formula="of:=MID([.B34];1;SEARCH(&quot;([^/][/][^/]*)?$&quot;;[.B34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34]) &amp; [.$B$1] &amp; [.B34] &amp; &quot; &quot; &amp; [.$B$2] &amp; [.C34]" office:value-type="string" office:string-value="ln -s ../../../html/wordpress/wp-content/plugins/private-bp-pages ./nodes/wp-content/plugins/" calcext:value-type="string">
            <text:p>ln -s ../../../html/wordpress/wp-content/plugins/private-bp-pages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buddypress-group-email-subscription</text:p>
          </table:table-cell>
          <table:table-cell table:formula="of:=MID([.A35];2;999)" office:value-type="string" office:string-value="/wp-content/plugins/buddypress-group-email-subscription" calcext:value-type="string">
            <text:p>/wp-content/plugins/buddypress-group-email-subscription</text:p>
          </table:table-cell>
          <table:table-cell table:formula="of:=MID([.B35];1;SEARCH(&quot;([^/][/][^/]*)?$&quot;;[.B35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35]) &amp; [.$B$1] &amp; [.B35] &amp; &quot; &quot; &amp; [.$B$2] &amp; [.C35]" office:value-type="string" office:string-value="ln -s ../../../html/wordpress/wp-content/plugins/buddypress-group-email-subscription ./nodes/wp-content/plugins/" calcext:value-type="string">
            <text:p>ln -s ../../../html/wordpress/wp-content/plugins/buddypress-group-email-subscription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xtec-stats</text:p>
          </table:table-cell>
          <table:table-cell table:formula="of:=MID([.A36];2;999)" office:value-type="string" office:string-value="/wp-content/plugins/xtec-stats" calcext:value-type="string">
            <text:p>/wp-content/plugins/xtec-stats</text:p>
          </table:table-cell>
          <table:table-cell table:formula="of:=MID([.B36];1;SEARCH(&quot;([^/][/][^/]*)?$&quot;;[.B36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36]) &amp; [.$B$1] &amp; [.B36] &amp; &quot; &quot; &amp; [.$B$2] &amp; [.C36]" office:value-type="string" office:string-value="ln -s ../../../html/wordpress/wp-content/plugins/xtec-stats ./nodes/wp-content/plugins/" calcext:value-type="string">
            <text:p>ln -s ../../../html/wordpress/wp-content/plugins/xtec-stats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xtec-ldap-login</text:p>
          </table:table-cell>
          <table:table-cell table:formula="of:=MID([.A37];2;999)" office:value-type="string" office:string-value="/wp-content/plugins/xtec-ldap-login" calcext:value-type="string">
            <text:p>/wp-content/plugins/xtec-ldap-login</text:p>
          </table:table-cell>
          <table:table-cell table:formula="of:=MID([.B37];1;SEARCH(&quot;([^/][/][^/]*)?$&quot;;[.B37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37]) &amp; [.$B$1] &amp; [.B37] &amp; &quot; &quot; &amp; [.$B$2] &amp; [.C37]" office:value-type="string" office:string-value="ln -s ../../../html/wordpress/wp-content/plugins/xtec-ldap-login ./nodes/wp-content/plugins/" calcext:value-type="string">
            <text:p>ln -s ../../../html/wordpress/wp-content/plugins/xtec-ldap-login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grup-classe</text:p>
          </table:table-cell>
          <table:table-cell table:formula="of:=MID([.A38];2;999)" office:value-type="string" office:string-value="/wp-content/plugins/grup-classe" calcext:value-type="string">
            <text:p>/wp-content/plugins/grup-classe</text:p>
          </table:table-cell>
          <table:table-cell table:formula="of:=MID([.B38];1;SEARCH(&quot;([^/][/][^/]*)?$&quot;;[.B38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38]) &amp; [.$B$1] &amp; [.B38] &amp; &quot; &quot; &amp; [.$B$2] &amp; [.C38]" office:value-type="string" office:string-value="ln -s ../../../html/wordpress/wp-content/plugins/grup-classe ./nodes/wp-content/plugins/" calcext:value-type="string">
            <text:p>ln -s ../../../html/wordpress/wp-content/plugins/grup-classe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buddypress-docs</text:p>
          </table:table-cell>
          <table:table-cell table:formula="of:=MID([.A39];2;999)" office:value-type="string" office:string-value="/wp-content/plugins/buddypress-docs" calcext:value-type="string">
            <text:p>/wp-content/plugins/buddypress-docs</text:p>
          </table:table-cell>
          <table:table-cell table:formula="of:=MID([.B39];1;SEARCH(&quot;([^/][/][^/]*)?$&quot;;[.B39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39]) &amp; [.$B$1] &amp; [.B39] &amp; &quot; &quot; &amp; [.$B$2] &amp; [.C39]" office:value-type="string" office:string-value="ln -s ../../../html/wordpress/wp-content/plugins/buddypress-docs ./nodes/wp-content/plugins/" calcext:value-type="string">
            <text:p>ln -s ../../../html/wordpress/wp-content/plugins/buddypress-docs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pending-submission-notifications</text:p>
          </table:table-cell>
          <table:table-cell table:formula="of:=MID([.A40];2;999)" office:value-type="string" office:string-value="/wp-content/plugins/pending-submission-notifications" calcext:value-type="string">
            <text:p>/wp-content/plugins/pending-submission-notifications</text:p>
          </table:table-cell>
          <table:table-cell table:formula="of:=MID([.B40];1;SEARCH(&quot;([^/][/][^/]*)?$&quot;;[.B40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0]) &amp; [.$B$1] &amp; [.B40] &amp; &quot; &quot; &amp; [.$B$2] &amp; [.C40]" office:value-type="string" office:string-value="ln -s ../../../html/wordpress/wp-content/plugins/pending-submission-notifications ./nodes/wp-content/plugins/" calcext:value-type="string">
            <text:p>ln -s ../../../html/wordpress/wp-content/plugins/pending-submission-notifications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import-users-from-csv-with-meta</text:p>
          </table:table-cell>
          <table:table-cell table:formula="of:=MID([.A41];2;999)" office:value-type="string" office:string-value="/wp-content/plugins/import-users-from-csv-with-meta" calcext:value-type="string">
            <text:p>/wp-content/plugins/import-users-from-csv-with-meta</text:p>
          </table:table-cell>
          <table:table-cell table:formula="of:=MID([.B41];1;SEARCH(&quot;([^/][/][^/]*)?$&quot;;[.B41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1]) &amp; [.$B$1] &amp; [.B41] &amp; &quot; &quot; &amp; [.$B$2] &amp; [.C41]" office:value-type="string" office:string-value="ln -s ../../../html/wordpress/wp-content/plugins/import-users-from-csv-with-meta ./nodes/wp-content/plugins/" calcext:value-type="string">
            <text:p>ln -s ../../../html/wordpress/wp-content/plugins/import-users-from-csv-with-meta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widget-visibility-without-jetpack</text:p>
          </table:table-cell>
          <table:table-cell table:formula="of:=MID([.A42];2;999)" office:value-type="string" office:string-value="/wp-content/plugins/widget-visibility-without-jetpack" calcext:value-type="string">
            <text:p>/wp-content/plugins/widget-visibility-without-jetpack</text:p>
          </table:table-cell>
          <table:table-cell table:formula="of:=MID([.B42];1;SEARCH(&quot;([^/][/][^/]*)?$&quot;;[.B42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2]) &amp; [.$B$1] &amp; [.B42] &amp; &quot; &quot; &amp; [.$B$2] &amp; [.C42]" office:value-type="string" office:string-value="ln -s ../../../html/wordpress/wp-content/plugins/widget-visibility-without-jetpack ./nodes/wp-content/plugins/" calcext:value-type="string">
            <text:p>ln -s ../../../html/wordpress/wp-content/plugins/widget-visibility-without-jetpack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plugins/wordpress-importer</text:p>
          </table:table-cell>
          <table:table-cell table:formula="of:=MID([.A43];2;999)" office:value-type="string" office:string-value="/wp-content/plugins/wordpress-importer" calcext:value-type="string">
            <text:p>/wp-content/plugins/wordpress-importer</text:p>
          </table:table-cell>
          <table:table-cell table:formula="of:=MID([.B43];1;SEARCH(&quot;([^/][/][^/]*)?$&quot;;[.B43])+1)" office:value-type="string" office:string-value="/wp-content/plugins/" calcext:value-type="string">
            <text:p>/wp-content/plugin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3]) &amp; [.$B$1] &amp; [.B43] &amp; &quot; &quot; &amp; [.$B$2] &amp; [.C43]" office:value-type="string" office:string-value="ln -s ../../../html/wordpress/wp-content/plugins/wordpress-importer ./nodes/wp-content/plugins/" calcext:value-type="string">
            <text:p>ln -s ../../../html/wordpress/wp-content/plugins/wordpress-importer ./nodes/wp-content/plugi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mu-plugins</text:p>
          </table:table-cell>
          <table:table-cell table:formula="of:=MID([.A44];2;999)" office:value-type="string" office:string-value="/wp-content/mu-plugins" calcext:value-type="string">
            <text:p>/wp-content/mu-plugins</text:p>
          </table:table-cell>
          <table:table-cell table:formula="of:=MID([.B44];1;SEARCH(&quot;([^/][/][^/]*)?$&quot;;[.B44])+1)" office:value-type="string" office:string-value="/wp-content/" calcext:value-type="string">
            <text:p>/wp-content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44]) &amp; [.$B$1] &amp; [.B44] &amp; &quot; &quot; &amp; [.$B$2] &amp; [.C44]" office:value-type="string" office:string-value="ln -s ../../html/wordpress/wp-content/mu-plugins ./nodes/wp-content/" calcext:value-type="string">
            <text:p>ln -s ../../html/wordpress/wp-content/mu-plugins ./nodes/wp-content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uploads</text:p>
          </table:table-cell>
          <table:table-cell table:formula="of:=MID([.A45];2;999)" office:value-type="string" office:string-value="/wp-content/uploads" calcext:value-type="string">
            <text:p>/wp-content/uploads</text:p>
          </table:table-cell>
          <table:table-cell table:formula="of:=MID([.B45];1;SEARCH(&quot;([^/][/][^/]*)?$&quot;;[.B45])+1)" office:value-type="string" office:string-value="/wp-content/" calcext:value-type="string">
            <text:p>/wp-content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45]) &amp; [.$B$1] &amp; [.B45] &amp; &quot; &quot; &amp; [.$B$2] &amp; [.C45]" office:value-type="string" office:string-value="ln -s ../../html/wordpress/wp-content/uploads ./nodes/wp-content/" calcext:value-type="string">
            <text:p>ln -s ../../html/wordpress/wp-content/uploads ./nodes/wp-content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themes/reactor-primaria-1</text:p>
          </table:table-cell>
          <table:table-cell table:formula="of:=MID([.A46];2;999)" office:value-type="string" office:string-value="/wp-content/themes/reactor-primaria-1" calcext:value-type="string">
            <text:p>/wp-content/themes/reactor-primaria-1</text:p>
          </table:table-cell>
          <table:table-cell table:formula="of:=MID([.B46];1;SEARCH(&quot;([^/][/][^/]*)?$&quot;;[.B46])+1)" office:value-type="string" office:string-value="/wp-content/themes/" calcext:value-type="string">
            <text:p>/wp-content/theme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6]) &amp; [.$B$1] &amp; [.B46] &amp; &quot; &quot; &amp; [.$B$2] &amp; [.C46]" office:value-type="string" office:string-value="ln -s ../../../html/wordpress/wp-content/themes/reactor-primaria-1 ./nodes/wp-content/themes/" calcext:value-type="string">
            <text:p>ln -s ../../../html/wordpress/wp-content/themes/reactor-primaria-1 ./nodes/wp-content/theme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themes/reactor-serveis-educatius</text:p>
          </table:table-cell>
          <table:table-cell table:formula="of:=MID([.A47];2;999)" office:value-type="string" office:string-value="/wp-content/themes/reactor-serveis-educatius" calcext:value-type="string">
            <text:p>/wp-content/themes/reactor-serveis-educatius</text:p>
          </table:table-cell>
          <table:table-cell table:formula="of:=MID([.B47];1;SEARCH(&quot;([^/][/][^/]*)?$&quot;;[.B47])+1)" office:value-type="string" office:string-value="/wp-content/themes/" calcext:value-type="string">
            <text:p>/wp-content/theme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7]) &amp; [.$B$1] &amp; [.B47] &amp; &quot; &quot; &amp; [.$B$2] &amp; [.C47]" office:value-type="string" office:string-value="ln -s ../../../html/wordpress/wp-content/themes/reactor-serveis-educatius ./nodes/wp-content/themes/" calcext:value-type="string">
            <text:p>ln -s ../../../html/wordpress/wp-content/themes/reactor-serveis-educatius ./nodes/wp-content/theme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themes/reactor-projectes</text:p>
          </table:table-cell>
          <table:table-cell table:formula="of:=MID([.A48];2;999)" office:value-type="string" office:string-value="/wp-content/themes/reactor-projectes" calcext:value-type="string">
            <text:p>/wp-content/themes/reactor-projectes</text:p>
          </table:table-cell>
          <table:table-cell table:formula="of:=MID([.B48];1;SEARCH(&quot;([^/][/][^/]*)?$&quot;;[.B48])+1)" office:value-type="string" office:string-value="/wp-content/themes/" calcext:value-type="string">
            <text:p>/wp-content/theme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8]) &amp; [.$B$1] &amp; [.B48] &amp; &quot; &quot; &amp; [.$B$2] &amp; [.C48]" office:value-type="string" office:string-value="ln -s ../../../html/wordpress/wp-content/themes/reactor-projectes ./nodes/wp-content/themes/" calcext:value-type="string">
            <text:p>ln -s ../../../html/wordpress/wp-content/themes/reactor-projectes ./nodes/wp-content/theme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themes/reactor</text:p>
          </table:table-cell>
          <table:table-cell table:formula="of:=MID([.A49];2;999)" office:value-type="string" office:string-value="/wp-content/themes/reactor" calcext:value-type="string">
            <text:p>/wp-content/themes/reactor</text:p>
          </table:table-cell>
          <table:table-cell table:formula="of:=MID([.B49];1;SEARCH(&quot;([^/][/][^/]*)?$&quot;;[.B49])+1)" office:value-type="string" office:string-value="/wp-content/themes/" calcext:value-type="string">
            <text:p>/wp-content/themes/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D49]) &amp; [.$B$1] &amp; [.B49] &amp; &quot; &quot; &amp; [.$B$2] &amp; [.C49]" office:value-type="string" office:string-value="ln -s ../../../html/wordpress/wp-content/themes/reactor ./nodes/wp-content/themes/" calcext:value-type="string">
            <text:p>ln -s ../../../html/wordpress/wp-content/themes/reactor ./nodes/wp-content/theme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content/languages</text:p>
          </table:table-cell>
          <table:table-cell table:formula="of:=MID([.A50];2;999)" office:value-type="string" office:string-value="/wp-content/languages" calcext:value-type="string">
            <text:p>/wp-content/languages</text:p>
          </table:table-cell>
          <table:table-cell table:formula="of:=MID([.B50];1;SEARCH(&quot;([^/][/][^/]*)?$&quot;;[.B50])+1)" office:value-type="string" office:string-value="/wp-content/" calcext:value-type="string">
            <text:p>/wp-content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50]) &amp; [.$B$1] &amp; [.B50] &amp; &quot; &quot; &amp; [.$B$2] &amp; [.C50]" office:value-type="string" office:string-value="ln -s ../../html/wordpress/wp-content/languages ./nodes/wp-content/" calcext:value-type="string">
            <text:p>ln -s ../../html/wordpress/wp-content/languages ./nodes/wp-content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/wp-includes/xtec</text:p>
          </table:table-cell>
          <table:table-cell table:formula="of:=MID([.A51];2;999)" office:value-type="string" office:string-value="/wp-includes/xtec" calcext:value-type="string">
            <text:p>/wp-includes/xtec</text:p>
          </table:table-cell>
          <table:table-cell table:formula="of:=MID([.B51];1;SEARCH(&quot;([^/][/][^/]*)?$&quot;;[.B51])+1)" office:value-type="string" office:string-value="/wp-includes/" calcext:value-type="string">
            <text:p>/wp-includes/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D51]) &amp; [.$B$1] &amp; [.B51] &amp; &quot; &quot; &amp; [.$B$2] &amp; [.C51]" office:value-type="string" office:string-value="ln -s ../../html/wordpress/wp-includes/xtec ./nodes/wp-includes/" calcext:value-type="string">
            <text:p>ln -s ../../html/wordpress/wp-includes/xtec ./nodes/wp-includes/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3:01:40.087955051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20:09:13.277592494</meta:creation-date>
    <dc:date>2019-09-13T13:15:13.391622197</dc:date>
    <meta:editing-duration>PT25M52S</meta:editing-duration>
    <meta:editing-cycles>7</meta:editing-cycles>
    <meta:generator>LibreOffice/6.0.7.3$Linux_X86_64 LibreOffice_project/00m0$Build-3</meta:generator>
    <dc:creator>Francesc Busquets</dc:creator>
    <meta:document-statistic meta:table-count="2" meta:cell-count="463" meta:object-count="0"/>
  </office:meta>
</office:document-meta>
</file>